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Lucida Sans" svg:font-family="Lucida Sans" style:font-family-generic="swiss" style:font-pitch="variable" svg:panose-1="2 11 6 2 3 5 4 2 2 4"/>
    <style:font-face style:name="Copperplate Gothic Light" svg:font-family="Copperplate Gothic Light" style:font-family-generic="swiss" style:font-pitch="variable" svg:panose-1="2 14 5 7 2 2 6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fo:margin-top="0.3333in" fo:margin-bottom="0.0833in"/>
    </style:style>
    <style:style style:name="T2" style:parent-style-name="DefaultParagraphFont" style:family="text">
      <style:text-properties style:font-name="Arial" style:font-name-complex="Arial" fo:font-size="23pt" style:font-size-asian="23pt" style:font-size-complex="23pt"/>
    </style:style>
    <style:style style:name="P3" style:parent-style-name="NormalWeb" style:family="paragraph">
      <style:paragraph-properties fo:margin-top="0in" fo:margin-bottom="0in"/>
    </style:style>
    <style:style style:name="T4" style:parent-style-name="DefaultParagraphFont" style:family="text">
      <style:text-properties style:font-name="Arial" style:font-name-complex="Arial" fo:color="#000000" fo:font-size="11pt" style:font-size-asian="11pt" style:font-size-complex="11pt" fo:language="nb" fo:country="NO"/>
    </style:style>
    <style:style style:name="T5" style:parent-style-name="DefaultParagraphFont" style:family="text">
      <style:text-properties style:font-name-complex="Arial" fo:font-size="17pt" style:font-size-asian="17pt" style:font-size-complex="17pt"/>
    </style:style>
    <style:style style:name="P6" style:parent-style-name="NormalWeb" style:family="paragraph">
      <style:paragraph-properties fo:margin-top="0in" fo:margin-bottom="0.1111in"/>
    </style:style>
    <style:style style:name="T7" style:parent-style-name="DefaultParagraphFont" style:family="text">
      <style:text-properties style:font-name="Arial" style:font-name-complex="Arial" fo:color="#000000" fo:font-size="11pt" style:font-size-asian="11pt" style:font-size-complex="11pt" fo:language="nb" fo:country="NO"/>
    </style:style>
    <style:style style:name="P8" style:parent-style-name="Heading2" style:family="paragraph">
      <style:paragraph-properties fo:margin-top="0.25in" fo:margin-bottom="0.0555in"/>
    </style:style>
    <style:style style:name="T9" style:parent-style-name="DefaultParagraphFont" style:family="text">
      <style:text-properties style:font-name-complex="Arial" fo:font-size="17pt" style:font-size-asian="17pt" style:font-size-complex="17pt"/>
    </style:style>
    <style:style style:name="P10" style:parent-style-name="NormalWeb" style:family="paragraph">
      <style:paragraph-properties fo:margin-top="0in" fo:margin-bottom="0in"/>
    </style:style>
    <style:style style:name="T11" style:parent-style-name="DefaultParagraphFont" style:family="text">
      <style:text-properties style:font-name="Arial" style:font-name-complex="Arial" fo:color="#000000" fo:font-size="11pt" style:font-size-asian="11pt" style:font-size-complex="11pt" fo:language="nb" fo:country="NO"/>
    </style:style>
    <style:style style:name="P12" style:parent-style-name="Heading2" style:family="paragraph">
      <style:paragraph-properties fo:margin-top="0.25in" fo:margin-bottom="0.0555in"/>
    </style:style>
    <style:style style:name="T13" style:parent-style-name="DefaultParagraphFont" style:family="text">
      <style:text-properties style:font-name-complex="Arial" fo:font-size="17pt" style:font-size-asian="17pt" style:font-size-complex="17pt"/>
    </style:style>
    <style:style style:name="P14" style:parent-style-name="NormalWeb" style:family="paragraph">
      <style:paragraph-properties fo:margin-top="0in" fo:margin-bottom="0in"/>
    </style:style>
    <style:style style:name="T15" style:parent-style-name="DefaultParagraphFont" style:family="text">
      <style:text-properties style:font-name="Arial" style:font-name-complex="Arial" fo:color="#000000" fo:font-size="11pt" style:font-size-asian="11pt" style:font-size-complex="11pt" fo:language="nb" fo:country="NO"/>
    </style:style>
    <style:style style:name="P16" style:parent-style-name="Heading2" style:family="paragraph">
      <style:paragraph-properties fo:margin-top="0.25in" fo:margin-bottom="0.0555in"/>
    </style:style>
    <style:style style:name="T17" style:parent-style-name="DefaultParagraphFont" style:family="text">
      <style:text-properties style:font-name-complex="Arial" fo:font-size="17pt" style:font-size-asian="17pt" style:font-size-complex="17pt"/>
    </style:style>
    <style:style style:name="P18" style:parent-style-name="NormalWeb" style:family="paragraph">
      <style:paragraph-properties fo:margin-top="0in" fo:margin-bottom="0in"/>
    </style:style>
    <style:style style:name="T19" style:parent-style-name="DefaultParagraphFont" style:family="text">
      <style:text-properties style:font-name="Arial" style:font-name-complex="Arial" fo:color="#000000" fo:font-size="11pt" style:font-size-asian="11pt" style:font-size-complex="11pt" fo:language="nb" fo:country="NO"/>
    </style:style>
    <style:style style:name="P20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 fo:language="nb" fo:country="NO"/>
    </style:style>
    <style:style style:name="P21" style:parent-style-name="NormalWeb" style:family="paragraph">
      <style:paragraph-properties fo:margin-top="0in" fo:margin-bottom="0in"/>
      <style:text-properties fo:language="nb" fo:country="NO"/>
    </style:style>
    <style:style style:name="P22" style:parent-style-name="NormalWeb" style:family="paragraph">
      <style:paragraph-properties fo:margin-top="0in" fo:margin-bottom="0in"/>
    </style:style>
    <style:style style:name="T23" style:parent-style-name="DefaultParagraphFont" style:family="text">
      <style:text-properties style:font-name="Arial" style:font-name-complex="Arial" fo:color="#000000" fo:font-size="11pt" style:font-size-asian="11pt" style:font-size-complex="11pt" fo:language="nb" fo:country="NO"/>
    </style:style>
    <style:style style:name="P24" style:parent-style-name="Heading2" style:family="paragraph">
      <style:paragraph-properties fo:margin-top="0.25in" fo:margin-bottom="0.0555in"/>
    </style:style>
    <style:style style:name="T25" style:parent-style-name="DefaultParagraphFont" style:family="text">
      <style:text-properties style:font-name-complex="Arial" fo:font-size="17pt" style:font-size-asian="17pt" style:font-size-complex="17pt"/>
    </style:style>
    <style:style style:name="P26" style:parent-style-name="NormalWeb" style:family="paragraph">
      <style:paragraph-properties fo:margin-top="0in" fo:margin-bottom="0in"/>
    </style:style>
    <style:style style:name="T27" style:parent-style-name="DefaultParagraphFont" style:family="text">
      <style:text-properties style:font-name="Arial" style:font-name-complex="Arial" fo:color="#000000" fo:font-size="11pt" style:font-size-asian="11pt" style:font-size-complex="11pt" fo:language="nb" fo:country="NO"/>
    </style:style>
    <style:style style:name="T2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29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 fo:language="nb" fo:country="NO"/>
    </style:style>
    <style:style style:name="P30" style:parent-style-name="NormalWeb" style:family="paragraph">
      <style:paragraph-properties fo:margin-top="0in" fo:margin-bottom="0in"/>
      <style:text-properties fo:language="nb" fo:country="NO"/>
    </style:style>
    <style:style style:name="P3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 fo:language="nb" fo:country="NO"/>
    </style:style>
    <style:style style:name="P32" style:parent-style-name="NormalWeb" style:family="paragraph">
      <style:paragraph-properties fo:margin-top="0in" fo:margin-bottom="0in"/>
      <style:text-properties fo:language="nb" fo:country="NO"/>
    </style:style>
    <style:style style:name="P33" style:parent-style-name="NormalWeb" style:family="paragraph">
      <style:paragraph-properties fo:margin-top="0in" fo:margin-bottom="0in"/>
    </style:style>
    <style:style style:name="T34" style:parent-style-name="DefaultParagraphFont" style:family="text">
      <style:text-properties style:font-name="Arial" style:font-name-complex="Arial" fo:color="#000000" fo:font-size="11pt" style:font-size-asian="11pt" style:font-size-complex="11pt" fo:language="nb" fo:country="NO"/>
    </style:style>
    <style:style style:name="P35" style:parent-style-name="NormalWeb" style:family="paragraph">
      <style:paragraph-properties fo:margin-top="0in" fo:margin-bottom="0in"/>
    </style:style>
    <style:style style:name="T36" style:parent-style-name="DefaultParagraphFont" style:family="text">
      <style:text-properties style:font-name="Arial" style:font-name-complex="Arial" fo:color="#000000" fo:font-size="11pt" style:font-size-asian="11pt" style:font-size-complex="11pt" fo:language="nb" fo:country="NO"/>
    </style:style>
  </office:automatic-styles>
  <office:body>
    <office:text text:use-soft-page-breaks="true">
      <text:h text:style-name="P1" text:outline-level="1"><text:span text:style-name="T2">Litt om Strupe</text:span></text:h>
      <text:p text:style-name="P3"><text:span text:style-name="T4">Uttestingen på Strupe ungdomskole foregikk over 8 timer fordelt på 3 økter for elever ved 9. trinn. Elevene ble satt til å løse matematiske oppgaver rettet mot geometriske figurer og formelregning, gjennom programmering. For dette undervisningsopplegget brukte vi verktøyet Processing.</text:span></text:p>
      <text:p text:style-name="Normal"/>
      <text:h text:style-name="Heading2" text:outline-level="2"><text:span text:style-name="T5">Live-demo</text:span></text:h>
      <text:p text:style-name="P6"><text:span text:style-name="T7">Slik ser altså grensesnittet i Processing ut. I motsetning til Scratch bruker man tekst istedenfor bilder. Koden som vises, er en mulig løsning av en av oppgavene elevene fikk, i oppskalert utgave.</text:span></text:p>
      <text:h text:style-name="P8" text:outline-level="2"><text:span text:style-name="T9">Verktøy</text:span></text:h>
      <text:p text:style-name="P10"><text:span text:style-name="T11">Processing er et verktøy som er laget for å jobbe med grafiske og geometriske elementer, både i form av «stillbilder» og i form av animasjoner. Processing har innebygde metoder for å tegne figurer både i to og tre dimensjoner. Det gjør at Processing er et verktøy som har en enkel læringskurve. Man kan selv implementere egenlagde metoder og klasser hvis man vil ha en ekstra utfordring.</text:span></text:p>
      <text:h text:style-name="P12" text:outline-level="2"><text:span text:style-name="T13">Vår rolle</text:span></text:h>
      <text:p text:style-name="P14"><text:span text:style-name="T15">Vår rolle under undervisningen på Strupe var å teste ut programmering som et pedagogisk verktøy i ungdomsskolen. Denne gangen var det vi som hadde ansvar for å holde undervisningen. Vi dokumenterte også i detalj hvilke erfaringer vi gjorde oss under uttestingen. Dette kan leses i hoveddokumentet.</text:span></text:p>
      <text:h text:style-name="P16" text:outline-level="2"><text:span text:style-name="T17">Undervisningen</text:span></text:h>
      <text:p text:style-name="P18"><text:span text:style-name="T19">Undervisningen på Strupe ble gjort som en del av matematikkpensum som omhandler geometriske figurer. Dette foregikk ved at Anders Heggestøyl i den første økta introduserte Processing for elevene, samt ulike, grunnleggende begreper som syntaks, variabler, koordinatsystem (med omvendt y-akse i forhold til det de er vant med fra undervisninga på skolen), ulike metoder for å tegne geometriske figurer og metoder for å fargelegger disse.</text:span></text:p>
      <text:p text:style-name="P20">I oppgavesettet ble elevene utfordret på formelsnu og bruk av koordinater for å få geometriske objekter sammenhengende på rett plass. De måtte lære å tegne todimensjonale figurer, enten ved å få oppgitt sidelengder eller ved å bruke formelsnu/formelregning for å regne ut sidelengdene. Deretter måtte de bruke en funksjon en eller flere ganger for å lage riktig geometrisk figur.</text:p>
      <text:p text:style-name="P21"/>
      <text:p text:style-name="P22"><text:span text:style-name="T23">Én av de første oppgavene bestod av å tegne det italienske flagget gjennom programmering, lignende demoen vi viste tidligere i presentasjonen.</text:span></text:p>
      <text:h text:style-name="P24" text:outline-level="2"><text:span text:style-name="T25">Hva vi fant ut</text:span></text:h>
      <text:p text:style-name="P26"><text:span text:style-name="T27">Vi fant relativt fort ut at det å bruke «åpne» variabler hvor eleven selv må gi en verdi til en variabel ikke var så veldig intuitivt.<text:s/></text:span><text:span text:style-name="T28">De måtte alltid oppfordres til å gjøre dette.</text:span></text:p>
      <text:p text:style-name="P29">Det viste seg også viktig for elevene å ha en god introduksjon av både verktøyet og språket hvor man gjennomgår i plenum ulike grunnleggende begreper innenfor programmering. Dette bør ikke foregå som en powerpoint-presentasjon, men heller i form av en «live»-demo<text:s/><text:soft-page-break/>hvor man får se verktøyet i bruk. Det er også lurt å teste elevene ved å spørre om innspill som har med det gjennomgåtte emnet å gjøre.</text:p>
      <text:p text:style-name="P30"/>
      <text:p text:style-name="P31">Vi fant også at de fleste oppgavene hadde et greit vanskelighetsnivå for elevene. Mange av elevene kom langt i oppgavesettet. 2-3 elever klarte mot formodning alle oppgavene. Likevel var det så at vanskelighetsgraden mellom enkelte oppgaver i oppgavesettene gjør noen byks. Elevene som fikk til en oppgave, slet med å få til den neste som introduserte formelsnu, og måtte ha hjelp av oss studentene eller lærerne for å komme videre.</text:p>
      <text:p text:style-name="P32"/>
      <text:p text:style-name="P33"><text:span text:style-name="T34">Noe av poenget med oppgavene var å bruke en printer til å skrive ut elevenes løsningsforslag og klippe og brette todimensjonale figurer slik at de blir tredimensjonale. Dette kan ha reelle fordeler, men bringer samtidig også vesentlige logistiske problemer. I mange tilfeller vil disse problemene oppveie fordelene – spesielt i kommunestyrte lokaler der skriverne har tilgangsbegrensninger.</text:span></text:p>
      <text:p text:style-name="Normal"/>
      <text:p text:style-name="P35"><text:span text:style-name="T36">Vi føler at uttestingen på Strupe ungdomskole gikk bedre enn forventet.</text:span></text:p>
      <text:h text:style-name="Heading2" text:outline-level="2"><text:line-break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Lucida Sans" svg:font-family="Lucida Sans" style:font-family-generic="swiss" style:font-pitch="variable" svg:panose-1="2 11 6 2 3 5 4 2 2 4"/>
    <style:font-face style:name="Copperplate Gothic Light" svg:font-family="Copperplate Gothic Light" style:font-family-generic="swiss" style:font-pitch="variable" svg:panose-1="2 14 5 7 2 2 6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23in"/>
      <style:text-properties style:font-name="Liberation Serif" style:font-name-asian="Lucida Sans Unicode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auto-update="true" style:default-outline-level="1">
      <style:paragraph-properties fo:keep-with-next="always" fo:keep-together="always" fo:margin-top="0.1666in" fo:margin-bottom="0in"/>
      <style:text-properties style:font-name="Copperplate Gothic Light" style:font-name-asian="Times New Roman" style:font-name-complex="Times New Roman" fo:font-weight="bold" style:font-weight-asian="bold" fo:color="#2E74B5" fo:hyphenate="false"/>
    </style:style>
    <style:style style:name="Heading2" style:display-name="Heading 2" style:family="paragraph" style:parent-style-name="Normal" style:next-style-name="Normal" style:auto-update="true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font-weight="bold" style:font-weight-asian="bold" fo:color="#2E74B5" fo:font-size="14pt" style:font-size-asian="14pt" style:font-size-complex="13pt" fo:hyphenate="false"/>
    </style:style>
    <style:style style:name="Normal" style:display-name="Normal" style:family="paragraph">
      <style:paragraph-properties fo:line-height="100%"/>
      <style:text-properties style:font-name="Arial" style:font-name-asian="Arial" style:font-name-complex="Arial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HTMLPreformatted" style:display-name="HTML Preformatted" style:family="paragraph" style:parent-style-name="Normal">
      <style:paragraph-properties style:vertical-align="auto" fo:margin-bottom="0.31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8.5pt" style:font-size-asian="8.5pt" style:font-size-complex="8.5pt" fo:language="en" fo:country="GB" style:language-asian="en" style:country-asian="GB" fo:hyphenate="true"/>
    </style:style>
    <style:style style:name="List" style:display-name="List" style:family="paragraph" style:parent-style-name="Textbody">
      <style:text-properties fo:hyphenate="tru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asian="Segoe UI" style:font-name-complex="Mangal" fo:font-size="9pt" style:font-size-asian="9pt" style:font-size-complex="8pt" fo:hyphenate="false"/>
    </style:style>
    <style:style style:name="Heading1Char" style:display-name="Heading 1 Char" style:family="text" style:parent-style-name="DefaultParagraphFont">
      <style:text-properties style:font-name="Copperplate Gothic Light" style:font-name-asian="Times New Roman" style:font-name-complex="Times New Roman" fo:font-weight="bold" style:font-weight-asian="bold" fo:color="#2E74B5" fo:font-size="19pt" style:font-size-asian="19pt" style:font-size-complex="16pt" fo:language="nb" fo:country="NO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fo:color="#2E74B5" fo:font-size="14pt" style:font-size-asian="14pt" style:font-size-complex="13pt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color="#000000" fo:font-size="8.5pt" style:font-size-asian="8.5pt" style:font-size-complex="8.5pt" style:language-asian="en" style:country-asian="GB"/>
    </style:style>
    <style:style style:name="HTMLKeyboard" style:display-name="HTML Keyboard" style:family="text" style:parent-style-name="DefaultParagraphFont">
      <style:text-properties style:font-name="Courier New" style:font-name-asian="Times New Roman" style:font-name-complex="Courier New" fo:color="#000000" fo:font-size="8.5pt" style:font-size-asian="8.5pt" style:font-size-complex="8.5pt"/>
    </style:style>
    <style:style style:name="BalloonTextChar" style:display-name="Balloon Text Char" style:family="text" style:parent-style-name="DefaultParagraphFont">
      <style:text-properties style:font-name="Segoe UI" style:font-name-asian="Arial" style:font-name-complex="Mangal" fo:font-size="9pt" style:font-size-asian="9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="Arial" style:font-name-asian="Arial" style:font-name-complex="Mangal" fo:font-size="10pt" style:font-size-asian="10pt" style:font-size-complex="9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Arial" style:font-name-asian="Arial" style:font-name-complex="Mangal" fo:font-weight="bold" style:font-weight-asian="bold" style:font-weight-complex="bold" fo:font-size="10pt" style:font-size-asian="10pt" style:font-size-complex="9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GB" style:language-asian="en" style:country-asian="GB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ers Bolt-Evensen</meta:initial-creator>
    <dc:creator>Anders Bolt-Evensen</dc:creator>
    <meta:creation-date>2016-05-24T16:12:00Z</meta:creation-date>
    <dc:date>2016-06-03T07:54:00Z</dc:date>
    <meta:print-date>2016-06-03T06:52:00Z</meta:print-date>
    <meta:template xlink:href="Normal.dotm" xlink:type="simple"/>
    <meta:editing-cycles>36</meta:editing-cycles>
    <meta:editing-duration>PT32460S</meta:editing-duration>
    <meta:document-statistic meta:page-count="2" meta:paragraph-count="7" meta:word-count="550" meta:character-count="3679" meta:row-count="26" meta:non-whitespace-character-count="3136"/>
  </office:meta>
</office:document-meta>
</file>